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color="#000000" fo:font-size="14pt"/>
    </style:style>
    <style:style style:name="P2" style:family="paragraph" style:parent-style-name="Text_20_body">
      <style:paragraph-properties fo:text-align="justify" style:justify-single-word="false"/>
      <style:text-properties fo:color="#000000" fo:font-size="14pt"/>
    </style:style>
    <style:style style:name="P3" style:family="paragraph" style:parent-style-name="Heading_20_3">
      <style:paragraph-properties fo:text-align="justify" style:justify-single-word="false"/>
      <style:text-properties fo:color="#000000" fo:font-size="14pt"/>
    </style:style>
    <style:style style:name="P4" style:family="paragraph" style:parent-style-name="Text_20_body">
      <style:text-properties fo:color="#000000"/>
    </style:style>
    <style:style style:name="P5" style:family="paragraph" style:parent-style-name="Text_20_body">
      <style:text-properties fo:color="#000000" fo:font-size="14pt" officeooo:paragraph-rsid="0007c464"/>
    </style:style>
    <style:style style:name="P6" style:family="paragraph" style:parent-style-name="Text_20_body">
      <style:text-properties fo:color="#000000" fo:font-size="14pt" officeooo:paragraph-rsid="00085360"/>
    </style:style>
    <style:style style:name="P7" style:family="paragraph" style:parent-style-name="Text_20_body">
      <style:text-properties officeooo:paragraph-rsid="0007c464"/>
    </style:style>
    <style:style style:name="T1" style:family="text">
      <style:text-properties fo:color="#000000"/>
    </style:style>
    <style:style style:name="T2" style:family="text">
      <style:text-properties fo:color="#000000" fo:font-size="14pt"/>
    </style:style>
    <style:style style:name="T3" style:family="text">
      <style:text-properties fo:color="#000000" style:text-position="33% 80%" fo:font-size="14pt"/>
    </style:style>
    <style:style style:name="T4" style:family="text">
      <style:text-properties style:text-position="33% 80%"/>
    </style:style>
    <style:style style:name="T5" style:family="text">
      <style:text-properties style:text-position="33% 80%" fo:font-size="14pt"/>
    </style:style>
    <style:style style:name="T6" style:family="text">
      <style:text-properties style:text-position="-33% 80%"/>
    </style:style>
    <style:style style:name="T7" style:family="text">
      <style:text-properties style:text-position="-33% 80%" fo:font-size="14pt"/>
    </style:style>
    <style:style style:name="T8" style:family="text">
      <style:text-properties fo:font-size="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ting a CRS based ILU (k) Incomplete Factorization </text:p>
      <text:p text:style-name="Text_20_body"><text:span text:style-name="T2">Incomplete factorizations with several levels of ﬁll allowed are more accurate than the DILU factorization described above. On the other hand, they require more storage, and are considerably harder to implement (much of this section is based on algorithms for a full factorization of a sparse </text:span><text:a xlink:type="simple" xlink:href="http://www.netlib.org/templates/templates.html#LinkTarget_306758" text:style-name="Internet_20_link" text:visited-style-name="Visited_20_Internet_20_Link">matrix as found in Duff, Erisman and Reid [79]). </text:a></text:p>
      <text:p text:style-name="P1">As a preliminary, we need an algorithm for adding two vectors x and y, both stored in sparse storage. Let lx be the number of nonzero components in x, let x be stored in x, and let xind be an integer array such that </text:p>
      <text:p text:style-name="P1">if xind(j)=i then x(j)=xi. </text:p>
      <text:p text:style-name="P7"><text:span text:style-name="T2">Similarly, y is stored as ly, y, yind. We now add xx +y by ﬁrst copying y into a full vector w then adding w to x. The total number of operations will be O(lx +ly</text:span><text:a xlink:type="simple" xlink:href="http://www.netlib.org/templates/templates.html#LinkTarget_293250" text:style-name="Internet_20_link" text:visited-style-name="Visited_20_Internet_20_Link"> )</text:a><text:span text:style-name="T3">This is not counting the initial zeroing of the w array. </text:span><text:a xlink:type="simple" xlink:href="http://www.netlib.org/templates/templates.html#LinkTarget_293250" text:style-name="Internet_20_link" text:visited-style-name="Visited_20_Internet_20_Link"><text:span text:style-name="T2">: </text:span></text:a></text:p>
      <text:p text:style-name="P5">% copy y into w </text:p>
      <text:p text:style-name="P5">for i=1,ly </text:p>
      <text:p text:style-name="P5"><text:s text:c="2"/>w( yind(i) ) = y(i) </text:p>
      <text:p text:style-name="P5">% add w to x wherever x is already nonzero </text:p>
      <text:p text:style-name="P5">for i=1,lx </text:p>
      <text:p text:style-name="P5"><text:s text:c="2"/>if w( xind(i) ) &lt;&gt; 0 </text:p>
      <text:p text:style-name="P5"><text:s text:c="4"/>x(i) = x(i) + w( xind(i) ) </text:p>
      <text:p text:style-name="P5"><text:s text:c="4"/>w( xind(i) ) = 0 </text:p>
      <text:p text:style-name="P5">% add w to x by creating new components </text:p>
      <text:p text:style-name="P5">% wherever x is still zero </text:p>
      <text:p text:style-name="P5">for i=1,ly </text:p>
      <text:p text:style-name="P5"><text:s text:c="3"/>if w( yind(i) ) &lt;&gt; 0 then </text:p>
      <text:p text:style-name="P5"><text:s text:c="6"/>lx = lx+1 </text:p>
      <text:p text:style-name="P5"><text:s text:c="6"/>xind(lx) = yind(i) </text:p>
      <text:p text:style-name="P5"><text:s text:c="6"/>x(lx) = w( yind(i) ) </text:p>
      <text:p text:style-name="P5"><text:s text:c="3"/>endif </text:p>
      <text:p text:style-name="P4"><text:soft-page-break/><text:span text:style-name="T8">In order to add a sequence of vectors, we add the y</text:span><text:span text:style-name="T5">(i) </text:span><text:span text:style-name="T8">vectors into w before executing the writes into x. A different implementation would be possible, where w is allocated as a sparse vector and its sparsity pattern is constructed during the additions. We will not discuss this possibility any further. </text:span></text:p>
      <text:p text:style-name="P1">For a slight reﬁnement of the above algorithm, we will add levels to the nonzero components: we assume integer vectors xlev and ylev of length lx and ly respectively, and a full length level vector wlev corresponding to w. The addition algorithm then becomes: </text:p>
      <text:p text:style-name="P1">% copy y into w </text:p>
      <text:p text:style-name="P5">for i=1,ly </text:p>
      <text:p text:style-name="P5"><text:s text:c="3"/>w( yind(i) ) = y(i) </text:p>
      <text:p text:style-name="P5"><text:s text:c="3"/>wlev( yind(i) ) = ylev(i) </text:p>
      <text:p text:style-name="P5">% add w to x wherever x is already nonzero; </text:p>
      <text:p text:style-name="P5">% don’t change the levels </text:p>
      <text:p text:style-name="P5">for i=1,lx </text:p>
      <text:p text:style-name="P1"><text:s text:c="3"/>if w( xind(i) ) &lt;&gt; 0 x(i) = x(i) + w( xind(i) ) </text:p>
      <text:p text:style-name="P5"><text:s text:c="3"/>w( xind(i) ) = 0 </text:p>
      <text:p text:style-name="P5">% add w to x by creating new components </text:p>
      <text:p text:style-name="P5">% wherever x is still zero; </text:p>
      <text:p text:style-name="P5">% carry over levels </text:p>
      <text:p text:style-name="P5">for i=1,ly </text:p>
      <text:p text:style-name="P5"><text:s text:c="2"/>if w( yind(i) ) &lt;&gt; 0 then </text:p>
      <text:p text:style-name="P5"><text:s text:c="6"/>lx = lx+1 </text:p>
      <text:p text:style-name="P5"><text:s text:c="6"/>x(lx) = w( yind(i) ) </text:p>
      <text:p text:style-name="P5"><text:s text:c="6"/>xind(lx) = yind(i) </text:p>
      <text:p text:style-name="P5"><text:s text:c="6"/>xlev(lx) = wlev( yind(i) ) </text:p>
      <text:p text:style-name="P1"><text:s text:c="3"/>endif </text:p>
      <text:p text:style-name="P1">We can now describe the ILU (k) factorization. The algorithm starts out with the matrix A, and gradually builds up a factorization M of the form M = (D + L)(I + <text:soft-page-break/>D−<text:span text:style-name="T4">1</text:span>U ), where L, D−<text:span text:style-name="T4">1 </text:span>, and D−<text:span text:style-name="T4">1</text:span>U are stored in the lower triangle, diagonal and upper triangle of the array M respectively. The particular form of the factorization is chosen to minimize the number of times that the full vector w is copied back to sparse form. </text:p>
      <text:p text:style-name="P1">Speciﬁcally, we use a sparse form of the following factorization scheme: </text:p>
      <text:p text:style-name="P5">for k=1,n </text:p>
      <text:p text:style-name="P5"><text:s text:c="3"/>for j=1,k </text:p>
      <text:p text:style-name="P5"><text:s text:c="6"/>for i=j+1,n </text:p>
      <text:p text:style-name="P5"><text:s text:c="9"/>a(k,i) = a(k,i) a(k,j)*a(j,i) </text:p>
      <text:p text:style-name="P5"><text:s text:c="3"/>for j=k+1,n </text:p>
      <text:p text:style-name="P5"><text:s text:c="6"/>a(k,j) = a(k,j)/a(k,k) </text:p>
      <text:p text:style-name="P1">This is a roworiented version of the traditional ‘leftlooking’ factorization algorithm. </text:p>
      <text:p text:style-name="Text_20_body"><text:span text:style-name="T2">We will describe an incomplete factorization that controls ﬁllin through levels (see equa</text:span><text:a xlink:type="simple" xlink:href="http://www.netlib.org/templates/templates.html#LinkTarget_279249" text:style-name="Internet_20_link" text:visited-style-name="Visited_20_Internet_20_Link"> tion (3.1)). Alternatively we could use a drop tolerance (section 3.4.2), but this is less attractive </text:a><text:span text:style-name="T2">from a point of implementation. With ﬁll levels we can perform the factorization symbolically at ﬁrst, determining storage demands and reusing this information through a number of linear systems of the same sparsity structure. Such preprocessing and reuse of information is not possible with ﬁll controlled by a drop tolerance criterium. </text:span></text:p>
      <text:h text:style-name="P3" text:outline-level="3">4.4. PARALLELISM 67 </text:h>
      <text:p text:style-name="P2">The matrix arrays A and M are assumed to be in compressed row storage, with no particular ordering of the elements inside each row, but arrays adiag and mdiag point to the locations of the diagonal elements. </text:p>
      <text:p text:style-name="P2">for row=1,n </text:p>
      <text:p text:style-name="P2">% go through elements A(row,col) with col</text:p>
      <text:p text:style-name="P2">COPY ROW row OF A() INTO DENSE VECTOR w </text:p>
      <text:p text:style-name="P2">for col=aptr(row),aptr(row+1)</text:p>
      <text:p text:style-name="P2"><text:s text:c="3"/>if aind(col) &lt; row then </text:p>
      <text:p text:style-name="P2"><text:s text:c="6"/>acol = aind(col) </text:p>
      <text:p text:style-name="P2"><text:s text:c="6"/>MULTIPLY ROW acol OF M() BY A(col) </text:p>
      <text:p text:style-name="P2"><text:soft-page-break/><text:s text:c="6"/>SUBTRACT THE RESULT FROM w </text:p>
      <text:p text:style-name="P2"><text:s text:c="6"/>ALLOWING FILLIN UP TO LEVEL k </text:p>
      <text:p text:style-name="P6"><text:s text:c="6"/>endif </text:p>
      <text:p text:style-name="P6"><text:s text:c="3"/>INSERT w IN ROW row OF M() </text:p>
      <text:p text:style-name="P6">% invert the pivot </text:p>
      <text:p text:style-name="P6">M(mdiag(row)) = 1/M(mdiag(row)) </text:p>
      <text:p text:style-name="P6">% normalize the row of U </text:p>
      <text:p text:style-name="P6">for col=mptr(row),mptr(row+1) </text:p>
      <text:p text:style-name="P6"><text:s text:c="3"/>if mind(col) &gt; row M(col) = M(col) * M(mdiag(row))</text:p>
      <text:p text:style-name="P6"><text:s/></text:p>
      <text:p text:style-name="P2">The structure of a particular sparse matrix is likely to apply to a sequence of problems, for instance on different timesteps, or during a Newton iteration. Thus it may pay off to perform the above incomplete factorization ﬁrst symbolically to determine the amount and location of ﬁllin and use this structure for the numerically different but structurally identical matrices. In this case, the array for the numerical values can be used to store the levels during the symbolic factorization phas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1:03:51.913252326</meta:creation-date>
    <dc:date>2016-04-17T14:51:37.932680933</dc:date>
    <meta:editing-duration>PT5M3S</meta:editing-duration>
    <meta:editing-cycles>2</meta:editing-cycles>
    <meta:generator>LibreOffice/4.3.7.2$Linux_X86_64 LibreOffice_project/430$Build-2</meta:generator>
    <meta:document-statistic meta:table-count="0" meta:image-count="0" meta:object-count="0" meta:page-count="4" meta:paragraph-count="72" meta:word-count="825" meta:character-count="4705" meta:non-whitespace-character-count="3739"/>
  </office:meta>
</office:document-meta>
</file>